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imbus Roman No9 L" svg:font-family="'Nimbus Roman No9 L', 'Times New Roman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93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1.0736in"/>
    </style:style>
    <style:style style:name="co5" style:family="table-column">
      <style:table-column-properties fo:break-before="auto" style:column-width="0.365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9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-bottom="none" fo:background-color="#fafafa" fo:border-left="0.74pt solid #000000" fo:border-right="none" fo:border-top="none"/>
    </style:style>
    <style:style style:name="ce50" style:family="table-cell" style:parent-style-name="Default">
      <style:table-cell-properties fo:border-bottom="none" fo:background-color="#fafafa" style:text-align-source="fix" style:repeat-content="false" fo:border-left="0.74pt solid #000000" fo:border-right="none" fo:border-top="none"/>
      <style:paragraph-properties fo:text-align="end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fo:background-color="#fafafa" fo:border-left="0.74pt solid #000000" fo:border-right="none" fo:border-top="none"/>
      <style:text-properties fo:color="#000000"/>
    </style:style>
    <style:style style:name="ce66" style:family="table-cell" style:parent-style-name="Default">
      <style:table-cell-properties fo:border-bottom="none" fo:background-color="#fafafa" fo:border-left="0.74pt solid #000000" fo:border-right="none" fo:border-top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126">
      <style:table-cell-properties fo:border-bottom="none" fo:background-color="#fafafa" fo:border-left="0.74pt solid #000000" fo:border-right="none" fo:border-top="none"/>
    </style:style>
    <style:style style:name="ce68" style:family="table-cell" style:parent-style-name="Default" style:data-style-name="N126">
      <style:table-cell-properties fo:border-bottom="none" fo:background-color="#fafafa" fo:border-left="0.74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126">
      <style:table-cell-properties fo:border-bottom="0.74pt solid #000000" fo:background-color="#fafafa" fo:border-left="0.74pt solid #000000" fo:border-right="none" fo:border-top="none"/>
    </style:style>
    <style:style style:name="ce9" style:family="table-cell" style:parent-style-name="Default" style:data-style-name="N126"/>
    <style:style style:name="ce10" style:family="table-cell" style:parent-style-name="Default" style:data-style-name="N126">
      <style:table-cell-properties style:cell-protect="protected" style:print-content="false"/>
    </style:style>
    <style:style style:name="ce11" style:family="table-cell" style:parent-style-name="Default">
      <style:table-cell-properties style:cell-protect="protected" style:print-content="false"/>
    </style:style>
    <style:style style:name="ce12" style:family="table-cell" style:parent-style-name="Default">
      <style:table-cell-properties fo:border-bottom="0.06pt solid #000000" fo:background-color="#e6e6e6" style:cell-protect="protected" style:print-content="false" style:text-align-source="fix" style:repeat-content="false" fo:border-left="none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 style:data-style-name="N128">
      <style:table-cell-properties fo:background-color="#e6e6e6" style:cell-protect="protected" style:print-content="false"/>
    </style:style>
    <style:style style:name="ce14" style:family="table-cell" style:parent-style-name="Default">
      <style:table-cell-properties fo:background-color="#e6e6e6" style:cell-protect="protected" style:print-content="false"/>
    </style:style>
    <style:style style:name="ce15" style:family="table-cell" style:parent-style-name="Default">
      <style:table-cell-properties fo:background-color="#e6e6e6" style:cell-protect="protected" style:print-content="false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8">
      <style:table-cell-properties fo:background-color="#e6e6e6" style:cell-protect="protected" style:print-content="false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e6e6e6" style:cell-protect="protected" style:print-content="false" style:text-align-source="fix" style:repeat-content="false"/>
      <style:paragraph-properties fo:text-align="end" fo:margin-left="0in"/>
    </style:style>
    <style:style style:name="ce79" style:family="table-cell" style:parent-style-name="Default">
      <style:table-cell-properties fo:border-bottom="none" fo:background-color="#fafafa" fo:border-left="none" fo:border-right="none" fo:border-top="0.74pt solid #000000"/>
    </style:style>
    <style:style style:name="ce80" style:family="table-cell" style:parent-style-name="Default">
      <style:table-cell-properties fo:background-color="#fafafa"/>
    </style:style>
    <style:style style:name="ce81" style:family="table-cell" style:parent-style-name="Default">
      <style:table-cell-properties fo:background-color="#b3b3b3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3" style:family="table-cell" style:parent-style-name="Default">
      <style:table-cell-properties fo:background-color="#c5ffa5" fo:border="0.74pt solid #000000"/>
    </style:style>
    <style:style style:name="ce8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5ffa5" fo:border="0.74pt solid #000000"/>
      <style:text-properties fo:color="#000000"/>
    </style:style>
    <style:style style:name="ce87" style:family="table-cell" style:parent-style-name="Default">
      <style:table-cell-properties fo:border-bottom="0.74pt solid #000000" fo:background-color="#fafafa" fo:border-left="none" fo:border-right="none" fo:border-top="none"/>
    </style:style>
    <style:style style:name="ce25" style:family="table-cell" style:parent-style-name="Default" style:data-style-name="N4">
      <style:table-cell-properties style:cell-protect="protected" style:print-content="false"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e6e6e6" style:cell-protect="protected" style:print-content="false" fo:border-left="none" fo:border-right="none" fo:border-top="none"/>
    </style:style>
    <style:style style:name="ce27" style:family="table-cell" style:parent-style-name="Default">
      <style:table-cell-properties style:cell-protect="protected" style:print-content="false" fo:background-color="transparent"/>
    </style:style>
    <style:style style:name="ce28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transparent" fo:border="0.74pt solid #000000"/>
      <style:text-properties fo:color="#000000"/>
    </style:style>
    <style:style style:name="ce94" style:family="table-cell" style:parent-style-name="Default">
      <style:table-cell-properties fo:background-color="#ffffcc" fo:border="0.74pt solid #000000"/>
      <style:text-properties fo:color="#000000"/>
    </style:style>
    <style:style style:name="ce32" style:family="table-cell" style:parent-style-name="Default" style:data-style-name="N128">
      <style:table-cell-properties fo:background-color="#e6e6e6" style:cell-protect="protected" style:print-content="false" style:text-align-source="fix" style:repeat-content="false"/>
      <style:paragraph-properties fo:text-align="end" fo:margin-left="0in"/>
      <style:text-properties style:font-name="Arial" style:font-name-asian="DejaVu Sans" style:font-name-complex="LucidaSans"/>
    </style:style>
    <style:style style:name="ce96" style:family="table-cell" style:parent-style-name="Default">
      <style:table-cell-properties fo:background-color="#fafafa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afafa"/>
      <style:text-properties fo:color="#000000"/>
    </style:style>
    <style:style style:name="ce98" style:family="table-cell" style:parent-style-name="Default" style:data-style-name="N125">
      <style:table-cell-properties fo:background-color="#fafafa" style:text-align-source="fix" style:repeat-content="false" fo:border="none"/>
      <style:paragraph-properties fo:text-align="end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2">
      <style:table-cell-properties fo:background-color="#fafafa" fo:border="none"/>
      <style:text-properties fo:color="#000000"/>
    </style:style>
    <style:style style:name="ce100" style:family="table-cell" style:parent-style-name="Default">
      <style:table-cell-properties fo:background-color="transparent"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25">
      <style:table-cell-properties style:cell-protect="protected" style:print-content="false"/>
    </style:style>
    <style:style style:name="ce39" style:family="table-cell" style:parent-style-name="Default" style:data-style-name="N125">
      <style:table-cell-properties fo:background-color="#e6e6e6" style:cell-protect="protected" style:print-content="false"/>
    </style:style>
    <style:style style:name="ce40" style:family="table-cell" style:parent-style-name="Default" style:data-style-name="N125"/>
    <style:style style:name="ce104" style:family="table-cell" style:parent-style-name="Default">
      <style:table-cell-properties fo:background-color="#b3b3b3" style:text-align-source="fix" style:repeat-content="false" fo:border="0.74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 style:data-style-name="N0">
      <style:table-cell-properties fo:background-color="#c5ffa5"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06" style:family="table-cell" style:parent-style-name="Default" style:data-style-name="N128">
      <style:table-cell-properties style:text-align-source="fix" style:repeat-content="false" fo:border="0.74pt solid #000000"/>
      <style:paragraph-properties fo:text-align="center" fo:margin-left="0in"/>
    </style:style>
    <style:style style:name="ce107" style:family="table-cell" style:parent-style-name="Default" style:data-style-name="N0">
      <style:table-cell-properties fo:background-color="transparent" fo:border="0.74pt solid #000000"/>
      <style:text-properties fo:color="#000000"/>
    </style:style>
    <style:style style:name="ce108" style:family="table-cell" style:parent-style-name="Default" style:data-style-name="N0">
      <style:table-cell-properties fo:background-color="#ffffcc" fo:border="0.74pt solid #000000"/>
      <style:text-properties fo:color="#000000"/>
    </style:style>
    <style:style style:name="ce46" style:family="table-cell" style:parent-style-name="Default">
      <style:table-cell-properties fo:border-bottom="0.06pt solid #000000" fo:background-color="#e6e6e6" style:cell-protect="protected" style:print-content="false" style:text-align-source="fix" style:repeat-content="false" fo:border-left="none" fo:border-right="none" fo:border-top="non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110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fo:background-color="#ffffff" fo:border="0.74pt solid #000000"/>
      <style:text-properties fo:color="#000000"/>
    </style:style>
    <style:style style:name="ce112" style:family="table-cell" style:parent-style-name="Default">
      <style:table-cell-properties fo:border="0.74pt solid #000000"/>
    </style:style>
    <style:style style:name="ce113" style:family="table-cell" style:parent-style-name="Default">
      <style:table-cell-properties fo:border-bottom="none" fo:background-color="#fafafa" style:text-align-source="fix" style:repeat-content="false" fo:border-left="none" fo:border-right="none" fo:border-top="0.74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cc" fo:border="0.74pt solid #000000"/>
    </style:style>
    <style:style style:name="ce54" style:family="table-cell" style:parent-style-name="Default" style:data-style-name="N128">
      <style:table-cell-properties fo:background-color="#e6e6e6" style:cell-protect="protected" style:print-content="false"/>
      <style:text-properties style:font-name="Arial" style:font-name-asian="DejaVu Sans" style:font-name-complex="LucidaSans"/>
    </style:style>
    <style:style style:name="ce117" style:family="table-cell" style:parent-style-name="Default" style:data-style-name="N11">
      <style:table-cell-properties fo:background-color="#b3b3b3"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xx" style:country-asian="none" style:font-style-asian="normal" style:font-weight-asian="bold" style:font-name-complex="Nimbus Roman No9 L" style:font-size-complex="9pt" style:language-complex="en" style:country-complex="US" style:font-style-complex="normal" style:font-weight-complex="bold" style:text-emphasize="none" style:font-relief="none"/>
    </style:style>
    <style:style style:name="ce118" style:family="table-cell" style:parent-style-name="Default" style:data-style-name="N1">
      <style:table-cell-properties fo:border="0.74pt solid #000000"/>
    </style:style>
    <style:style style:name="ce119" style:family="table-cell" style:parent-style-name="Default" style:data-style-name="N1">
      <style:table-cell-properties fo:background-color="#ffffcc" fo:border="0.74pt solid #000000"/>
    </style:style>
    <style:style style:name="ce120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in"/>
      <style:text-properties fo:color="#000000"/>
    </style:style>
    <style:style style:name="ce121" style:family="table-cell" style:parent-style-name="Default">
      <style:table-cell-properties fo:background-color="#fafafa" fo:border="none"/>
    </style:style>
    <style:style style:name="ce122" style:family="table-cell" style:parent-style-name="Default">
      <style:table-cell-properties fo:background-color="#fafafa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c5ffa5" style:text-align-source="fix" style:repeat-content="false" fo:wrap-option="wrap" fo:border="0.74pt solid #000000" style:vertical-align="middle"/>
      <style:paragraph-properties fo:text-align="center" fo:margin-left="0in"/>
    </style:style>
    <style:style style:name="ce64" style:family="table-cell" style:parent-style-name="Default" style:data-style-name="N130">
      <style:table-cell-properties fo:background-color="#e6e6e6" style:cell-protect="protected" style:print-content="false"/>
    </style:style>
    <style:style style:name="ce125" style:family="table-cell" style:parent-style-name="Default">
      <style:table-cell-properties fo:border-bottom="none" fo:background-color="#fafafa" style:text-align-source="fix" style:repeat-content="false" fo:border-left="none" fo:border-right="0.74pt solid #000000" fo:border-top="0.74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order-bottom="none" fo:background-color="#fafafa" fo:border-left="none" fo:border-right="0.74pt solid #000000" fo:border-top="none"/>
    </style:style>
    <style:style style:name="ce127" style:family="table-cell" style:parent-style-name="Default">
      <style:table-cell-properties fo:border-bottom="none" fo:background-color="#fafafa" fo:border-left="none" fo:border-right="0.74pt solid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fafafa" fo:border-left="none" fo:border-right="0.74pt solid #000000" fo:border-top="none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Feet-Inches" table:style-name="ta1" table:print="false">
        <table:table-column table:style-name="co1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40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2" table:default-cell-style-name="Default"/>
        <table:table-row table:style-name="ro1">
          <table:table-cell table:style-name="ce19" office:value-type="string" calcext:value-type="string" table:number-columns-spanned="12" table:number-rows-spanned="1">
            <text:p>NACA 00 Foil Generator</text:p>
          </table:table-cell>
          <table:covered-table-cell table:number-columns-repeated="5" table:style-name="ce79"/>
          <table:covered-table-cell table:number-columns-repeated="5" table:style-name="ce113"/>
          <table:covered-table-cell table:style-name="ce125"/>
          <table:table-cell table:style-name="ce129" table:number-columns-repeated="1012"/>
        </table:table-row>
        <table:table-row table:style-name="ro2">
          <table:table-cell table:style-name="ce37"/>
          <table:table-cell table:style-name="ce80" table:number-columns-repeated="8"/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37"/>
          <table:table-cell table:style-name="ce80" table:number-columns-repeated="2"/>
          <table:table-cell table:style-name="ce96"/>
          <table:table-cell table:style-name="ce80" table:number-columns-repeated="5"/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37"/>
          <table:table-cell table:style-name="ce81" office:value-type="string" calcext:value-type="string" table:number-columns-spanned="2" table:number-rows-spanned="1">
            <text:p>Chord</text:p>
          </table:table-cell>
          <table:covered-table-cell table:style-name="ce82"/>
          <table:table-cell table:style-name="ce80"/>
          <table:table-cell table:style-name="ce104" office:value-type="string" calcext:value-type="string" table:number-columns-spanned="2" table:number-rows-spanned="1">
            <text:p>Max. Thickness (% of chord)</text:p>
          </table:table-cell>
          <table:covered-table-cell table:style-name="ce110"/>
          <table:table-cell table:style-name="ce80"/>
          <table:table-cell table:style-name="ce117" office:value-type="string" calcext:value-type="string" table:number-columns-spanned="2" table:number-rows-spanned="1">
            <text:p>Trailing Edge Coef.</text:p>
          </table:table-cell>
          <table:covered-table-cell table:style-name="ce111"/>
          <table:table-cell table:style-name="ce80"/>
          <table:table-cell table:style-name="ce123" office:value-type="string" calcext:value-type="string" table:number-columns-spanned="1" table:number-rows-spanned="5">
            <text:p>Variable inputs are highlighted in green.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37"/>
          <table:table-cell table:style-name="ce82" office:value-type="string" calcext:value-type="string">
            <text:p>Inches</text:p>
          </table:table-cell>
          <table:table-cell table:style-name="ce82" office:value-type="string" calcext:value-type="string">
            <text:p>8ths</text:p>
          </table:table-cell>
          <table:table-cell table:style-name="ce80"/>
          <table:table-cell table:style-name="ce105" office:value-type="float" office:value="12" calcext:value-type="float" table:number-columns-spanned="2" table:number-rows-spanned="1">
            <text:p>12</text:p>
          </table:table-cell>
          <table:covered-table-cell table:style-name="ce111"/>
          <table:table-cell table:style-name="ce80"/>
          <table:table-cell table:style-name="ce105" office:value-type="float" office:value="2083.35" calcext:value-type="float" table:number-columns-spanned="2" table:number-rows-spanned="1">
            <text:p>2083.35</text:p>
          </table:table-cell>
          <table:covered-table-cell table:style-name="ce120"/>
          <table:table-cell table:style-name="ce80"/>
          <table:covered-table-cell table:style-name="ce121"/>
          <table:table-cell table:style-name="ce126"/>
          <table:table-cell table:number-columns-repeated="1012"/>
        </table:table-row>
        <table:table-row table:style-name="ro2">
          <table:table-cell table:style-name="ce37"/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0" table:number-columns-repeated="6"/>
          <table:table-cell table:style-name="ce121"/>
          <table:covered-table-cell table:style-name="ce121"/>
          <table:table-cell table:style-name="ce126"/>
          <table:table-cell table:number-columns-repeated="1012"/>
        </table:table-row>
        <table:table-row table:style-name="ro2">
          <table:table-cell table:style-name="ce37"/>
          <table:table-cell table:style-name="ce80" table:number-columns-repeated="2"/>
          <table:table-cell table:style-name="ce97"/>
          <table:table-cell table:style-name="ce81" office:value-type="string" calcext:value-type="string" table:number-columns-spanned="2" table:number-rows-spanned="1">
            <text:p>Leading Edge Radius</text:p>
          </table:table-cell>
          <table:covered-table-cell table:style-name="ce112"/>
          <table:table-cell table:style-name="ce80"/>
          <table:table-cell table:style-name="ce81" office:value-type="string" calcext:value-type="string" table:number-columns-spanned="2" table:number-rows-spanned="1">
            <text:p>Trailing Edge Thickness</text:p>
          </table:table-cell>
          <table:covered-table-cell table:style-name="ce112"/>
          <table:table-cell table:style-name="ce122"/>
          <table:covered-table-cell table:style-name="ce122"/>
          <table:table-cell table:style-name="ce127"/>
          <table:table-cell table:style-name="ce130" table:number-columns-repeated="1012"/>
        </table:table-row>
        <table:table-row table:style-name="ro3">
          <table:table-cell table:style-name="ce50"/>
          <table:table-cell table:style-name="ce80" table:number-columns-repeated="2"/>
          <table:table-cell table:style-name="ce98"/>
          <table:table-cell table:style-name="ce106" table:formula="of:=1.1019*POWER([.G101]; 2)" office:value-type="float" office:value="0.01586736" calcext:value-type="float" table:number-columns-spanned="2" table:number-rows-spanned="1">
            <text:p>0.01587</text:p>
          </table:table-cell>
          <table:covered-table-cell table:style-name="ce112"/>
          <table:table-cell table:style-name="ce80"/>
          <table:table-cell table:style-name="ce106" table:formula="of:=[.I124]*2" office:value-type="float" office:value="0.500003999999999" calcext:value-type="float" table:number-columns-spanned="2" table:number-rows-spanned="1">
            <text:p>0.50000</text:p>
          </table:table-cell>
          <table:covered-table-cell table:style-name="ce112"/>
          <table:table-cell table:style-name="ce121"/>
          <table:covered-table-cell table:style-name="ce121"/>
          <table:table-cell table:style-name="ce126"/>
          <table:table-cell table:number-columns-repeated="1012"/>
        </table:table-row>
        <table:table-row table:style-name="ro4">
          <table:table-cell table:style-name="ce65"/>
          <table:table-cell table:style-name="ce80" table:number-columns-repeated="2"/>
          <table:table-cell table:style-name="ce99"/>
          <table:table-cell table:style-name="ce80" table:number-columns-repeated="5"/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4" office:value-type="string" calcext:value-type="string" table:number-columns-spanned="4" table:number-rows-spanned="1">
            <text:p>Stations Measured From Leading Edge</text:p>
          </table:table-cell>
          <table:covered-table-cell table:style-name="ce92"/>
          <table:covered-table-cell table:number-columns-repeated="2" table:style-name="ce100"/>
          <table:table-cell table:style-name="ce80"/>
          <table:table-cell table:style-name="ce81" office:value-type="string" calcext:value-type="string" table:number-columns-spanned="3" table:number-rows-spanned="1">
            <text:p>Half-breadths</text:p>
          </table:table-cell>
          <table:covered-table-cell table:number-columns-repeated="2" table:style-name="ce112"/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5" office:value-type="string" calcext:value-type="string">
            <text:p>(%)</text:p>
          </table:table-cell>
          <table:table-cell table:style-name="ce85" office:value-type="string" calcext:value-type="string">
            <text:p>Feet</text:p>
          </table:table-cell>
          <table:table-cell table:style-name="ce85" office:value-type="string" calcext:value-type="string">
            <text:p>Inches</text:p>
          </table:table-cell>
          <table:table-cell table:style-name="ce85" office:value-type="string" calcext:value-type="string">
            <text:p>8ths</text:p>
          </table:table-cell>
          <table:table-cell table:style-name="ce80"/>
          <table:table-cell table:style-name="ce114" office:value-type="string" calcext:value-type="string">
            <text:p>Inches</text:p>
          </table:table-cell>
          <table:table-cell table:style-name="ce114" office:value-type="string" calcext:value-type="string">
            <text:p>8ths</text:p>
          </table:table-cell>
          <table:table-cell table:style-name="ce114" office:value-type="string" calcext:value-type="string">
            <text:p>64ths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1" calcext:value-type="float">
            <text:p>1</text:p>
          </table:table-cell>
          <table:table-cell table:style-name="ce93" table:formula="of:=FLOOR(([.A101]/12)*([.B12]/100);1)" office:value-type="float" office:value="0" calcext:value-type="float">
            <text:p>0</text:p>
          </table:table-cell>
          <table:table-cell table:style-name="ce93" table:formula="of:=FLOOR([.A101]*[.B12]/100-12*[.C12];1)" office:value-type="float" office:value="0" calcext:value-type="float">
            <text:p>0</text:p>
          </table:table-cell>
          <table:table-cell table:style-name="ce107" table:formula="of:=MROUND(8*([.A101]*[.B12]/100-(12*[.C12]+[.D12]));0.5)" office:value-type="float" office:value="1.5" calcext:value-type="float">
            <text:p>1.5</text:p>
          </table:table-cell>
          <table:table-cell table:style-name="ce80"/>
          <table:table-cell table:style-name="ce112" table:formula="of:=FLOOR([.K101];1)" office:value-type="float" office:value="0" calcext:value-type="float">
            <text:p>0</text:p>
          </table:table-cell>
          <table:table-cell table:style-name="ce118" table:formula="of:=FLOOR(8*([.K101]-[.G12]);1)" office:value-type="float" office:value="2" calcext:value-type="float">
            <text:p>2</text:p>
          </table:table-cell>
          <table:table-cell table:style-name="ce112" table:formula="of:=MROUND(64*([.K101]-([.G12]+[.H12]/8));0.5)" office:value-type="float" office:value="5" calcext:value-type="float">
            <text:p>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93" table:formula="of:=FLOOR(([.A102]/12)*([.B13]/100);1)" office:value-type="float" office:value="0" calcext:value-type="float">
            <text:p>0</text:p>
          </table:table-cell>
          <table:table-cell table:style-name="ce93" table:formula="of:=FLOOR([.A102]*[.B13]/100-12*[.C13];1)" office:value-type="float" office:value="0" calcext:value-type="float">
            <text:p>0</text:p>
          </table:table-cell>
          <table:table-cell table:style-name="ce107" table:formula="of:=MROUND(8*([.A102]*[.B13]/100-(12*[.C13]+[.D13]));0.5)" office:value-type="float" office:value="3" calcext:value-type="float">
            <text:p>3</text:p>
          </table:table-cell>
          <table:table-cell table:style-name="ce80"/>
          <table:table-cell table:style-name="ce112" table:formula="of:=FLOOR([.K102];1)" office:value-type="float" office:value="0" calcext:value-type="float">
            <text:p>0</text:p>
          </table:table-cell>
          <table:table-cell table:style-name="ce118" table:formula="of:=FLOOR(8*([.K102]-[.G13]);1)" office:value-type="float" office:value="3" calcext:value-type="float">
            <text:p>3</text:p>
          </table:table-cell>
          <table:table-cell table:style-name="ce112" table:formula="of:=MROUND(64*([.K102]-([.G13]+[.H13]/8));0.5)" office:value-type="float" office:value="5.5" calcext:value-type="float">
            <text:p>5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6"/>
          <table:table-cell table:style-name="ce86" office:value-type="float" office:value="3" calcext:value-type="float">
            <text:p>3</text:p>
          </table:table-cell>
          <table:table-cell table:style-name="ce93" table:formula="of:=FLOOR(([.A103]/12)*([.B14]/100);1)" office:value-type="float" office:value="0" calcext:value-type="float">
            <text:p>0</text:p>
          </table:table-cell>
          <table:table-cell table:style-name="ce93" table:formula="of:=FLOOR([.A103]*[.B14]/100-12*[.C14];1)" office:value-type="float" office:value="0" calcext:value-type="float">
            <text:p>0</text:p>
          </table:table-cell>
          <table:table-cell table:style-name="ce107" table:formula="of:=MROUND(8*([.A103]*[.B14]/100-(12*[.C14]+[.D14]));0.5)" office:value-type="float" office:value="5" calcext:value-type="float">
            <text:p>5</text:p>
          </table:table-cell>
          <table:table-cell table:style-name="ce80"/>
          <table:table-cell table:style-name="ce112" table:formula="of:=FLOOR([.K103];1)" office:value-type="float" office:value="0" calcext:value-type="float">
            <text:p>0</text:p>
          </table:table-cell>
          <table:table-cell table:style-name="ce118" table:formula="of:=FLOOR(8*([.K103]-[.G14]);1)" office:value-type="float" office:value="4" calcext:value-type="float">
            <text:p>4</text:p>
          </table:table-cell>
          <table:table-cell table:style-name="ce112" table:formula="of:=MROUND(64*([.K103]-([.G14]+[.H14]/8));0.5)" office:value-type="float" office:value="5" calcext:value-type="float">
            <text:p>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93" table:formula="of:=FLOOR(([.A104]/12)*([.B15]/100);1)" office:value-type="float" office:value="0" calcext:value-type="float">
            <text:p>0</text:p>
          </table:table-cell>
          <table:table-cell table:style-name="ce93" table:formula="of:=FLOOR([.A104]*[.B15]/100-12*[.C15];1)" office:value-type="float" office:value="0" calcext:value-type="float">
            <text:p>0</text:p>
          </table:table-cell>
          <table:table-cell table:style-name="ce107" table:formula="of:=MROUND(8*([.A104]*[.B15]/100-(12*[.C15]+[.D15]));0.5)" office:value-type="float" office:value="6.5" calcext:value-type="float">
            <text:p>6.5</text:p>
          </table:table-cell>
          <table:table-cell table:style-name="ce80"/>
          <table:table-cell table:style-name="ce112" table:formula="of:=FLOOR([.K104];1)" office:value-type="float" office:value="0" calcext:value-type="float">
            <text:p>0</text:p>
          </table:table-cell>
          <table:table-cell table:style-name="ce118" table:formula="of:=FLOOR(8*([.K104]-[.G15]);1)" office:value-type="float" office:value="5" calcext:value-type="float">
            <text:p>5</text:p>
          </table:table-cell>
          <table:table-cell table:style-name="ce112" table:formula="of:=MROUND(64*([.K104]-([.G15]+[.H15]/8));0.5)" office:value-type="float" office:value="1.5" calcext:value-type="float">
            <text:p>1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93" table:formula="of:=FLOOR(([.A105]/12)*([.B16]/100);1)" office:value-type="float" office:value="0" calcext:value-type="float">
            <text:p>0</text:p>
          </table:table-cell>
          <table:table-cell table:style-name="ce93" table:formula="of:=FLOOR([.A105]*[.B16]/100-12*[.C16];1)" office:value-type="float" office:value="1" calcext:value-type="float">
            <text:p>1</text:p>
          </table:table-cell>
          <table:table-cell table:style-name="ce107" table:formula="of:=MROUND(8*([.A105]*[.B16]/100-(12*[.C16]+[.D16]));0.5)" office:value-type="float" office:value="0" calcext:value-type="float">
            <text:p>0</text:p>
          </table:table-cell>
          <table:table-cell table:style-name="ce80"/>
          <table:table-cell table:style-name="ce112" table:formula="of:=FLOOR([.K105];1)" office:value-type="float" office:value="0" calcext:value-type="float">
            <text:p>0</text:p>
          </table:table-cell>
          <table:table-cell table:style-name="ce118" table:formula="of:=FLOOR(8*([.K105]-[.G16]);1)" office:value-type="float" office:value="5" calcext:value-type="float">
            <text:p>5</text:p>
          </table:table-cell>
          <table:table-cell table:style-name="ce112" table:formula="of:=MROUND(64*([.K105]-([.G16]+[.H16]/8));0.5)" office:value-type="float" office:value="5.5" calcext:value-type="float">
            <text:p>5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93" table:formula="of:=FLOOR(([.A106]/12)*([.B17]/100);1)" office:value-type="float" office:value="0" calcext:value-type="float">
            <text:p>0</text:p>
          </table:table-cell>
          <table:table-cell table:style-name="ce93" table:formula="of:=FLOOR([.A106]*[.B17]/100-12*[.C17];1)" office:value-type="float" office:value="2" calcext:value-type="float">
            <text:p>2</text:p>
          </table:table-cell>
          <table:table-cell table:style-name="ce107" table:formula="of:=MROUND(8*([.A106]*[.B17]/100-(12*[.C17]+[.D17]));0.5)" office:value-type="float" office:value="0" calcext:value-type="float">
            <text:p>0</text:p>
          </table:table-cell>
          <table:table-cell table:style-name="ce80"/>
          <table:table-cell table:style-name="ce112" table:formula="of:=FLOOR([.K106];1)" office:value-type="float" office:value="0" calcext:value-type="float">
            <text:p>0</text:p>
          </table:table-cell>
          <table:table-cell table:style-name="ce118" table:formula="of:=FLOOR(8*([.K106]-[.G17]);1)" office:value-type="float" office:value="7" calcext:value-type="float">
            <text:p>7</text:p>
          </table:table-cell>
          <table:table-cell table:style-name="ce112" table:formula="of:=MROUND(64*([.K106]-([.G17]+[.H17]/8));0.5)" office:value-type="float" office:value="4" calcext:value-type="float">
            <text:p>4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15" calcext:value-type="float">
            <text:p>15</text:p>
          </table:table-cell>
          <table:table-cell table:style-name="ce93" table:formula="of:=FLOOR(([.A107]/12)*([.B18]/100);1)" office:value-type="float" office:value="0" calcext:value-type="float">
            <text:p>0</text:p>
          </table:table-cell>
          <table:table-cell table:style-name="ce93" table:formula="of:=FLOOR([.A107]*[.B18]/100-12*[.C18];1)" office:value-type="float" office:value="3" calcext:value-type="float">
            <text:p>3</text:p>
          </table:table-cell>
          <table:table-cell table:style-name="ce107" table:formula="of:=MROUND(8*([.A107]*[.B18]/100-(12*[.C18]+[.D18]));0.5)" office:value-type="float" office:value="0" calcext:value-type="float">
            <text:p>0</text:p>
          </table:table-cell>
          <table:table-cell table:style-name="ce80"/>
          <table:table-cell table:style-name="ce112" table:formula="of:=FLOOR([.K107];1)" office:value-type="float" office:value="1" calcext:value-type="float">
            <text:p>1</text:p>
          </table:table-cell>
          <table:table-cell table:style-name="ce118" table:formula="of:=FLOOR(8*([.K107]-[.G18]);1)" office:value-type="float" office:value="0" calcext:value-type="float">
            <text:p>0</text:p>
          </table:table-cell>
          <table:table-cell table:style-name="ce112" table:formula="of:=MROUND(64*([.K107]-([.G18]+[.H18]/8));0.5)" office:value-type="float" office:value="4.5" calcext:value-type="float">
            <text:p>4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20" calcext:value-type="float">
            <text:p>20</text:p>
          </table:table-cell>
          <table:table-cell table:style-name="ce93" table:formula="of:=FLOOR(([.A108]/12)*([.B19]/100);1)" office:value-type="float" office:value="0" calcext:value-type="float">
            <text:p>0</text:p>
          </table:table-cell>
          <table:table-cell table:style-name="ce93" table:formula="of:=FLOOR([.A108]*[.B19]/100-12*[.C19];1)" office:value-type="float" office:value="4" calcext:value-type="float">
            <text:p>4</text:p>
          </table:table-cell>
          <table:table-cell table:style-name="ce107" table:formula="of:=MROUND(8*([.A108]*[.B19]/100-(12*[.C19]+[.D19]));0.5)" office:value-type="float" office:value="0" calcext:value-type="float">
            <text:p>0</text:p>
          </table:table-cell>
          <table:table-cell table:style-name="ce80"/>
          <table:table-cell table:style-name="ce112" table:formula="of:=FLOOR([.K108];1)" office:value-type="float" office:value="1" calcext:value-type="float">
            <text:p>1</text:p>
          </table:table-cell>
          <table:table-cell table:style-name="ce118" table:formula="of:=FLOOR(8*([.K108]-[.G19]);1)" office:value-type="float" office:value="1" calcext:value-type="float">
            <text:p>1</text:p>
          </table:table-cell>
          <table:table-cell table:style-name="ce112" table:formula="of:=MROUND(64*([.K108]-([.G19]+[.H19]/8));0.5)" office:value-type="float" office:value="1.5" calcext:value-type="float">
            <text:p>1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93" table:formula="of:=FLOOR(([.A109]/12)*([.B20]/100);1)" office:value-type="float" office:value="0" calcext:value-type="float">
            <text:p>0</text:p>
          </table:table-cell>
          <table:table-cell table:style-name="ce93" table:formula="of:=FLOOR([.A109]*[.B20]/100-12*[.C20];1)" office:value-type="float" office:value="5" calcext:value-type="float">
            <text:p>5</text:p>
          </table:table-cell>
          <table:table-cell table:style-name="ce107" table:formula="of:=MROUND(8*([.A109]*[.B20]/100-(12*[.C20]+[.D20]));0.5)" office:value-type="float" office:value="0" calcext:value-type="float">
            <text:p>0</text:p>
          </table:table-cell>
          <table:table-cell table:style-name="ce80"/>
          <table:table-cell table:style-name="ce112" table:formula="of:=FLOOR([.K109];1)" office:value-type="float" office:value="1" calcext:value-type="float">
            <text:p>1</text:p>
          </table:table-cell>
          <table:table-cell table:style-name="ce118" table:formula="of:=FLOOR(8*([.K109]-[.G20]);1)" office:value-type="float" office:value="1" calcext:value-type="float">
            <text:p>1</text:p>
          </table:table-cell>
          <table:table-cell table:style-name="ce112" table:formula="of:=MROUND(64*([.K109]-([.G20]+[.H20]/8));0.5)" office:value-type="float" office:value="4" calcext:value-type="float">
            <text:p>4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30" calcext:value-type="float">
            <text:p>30</text:p>
          </table:table-cell>
          <table:table-cell table:style-name="ce94" table:formula="of:=FLOOR(([.A110]/12)*([.B21]/100);1)" office:value-type="float" office:value="0" calcext:value-type="float">
            <text:p>0</text:p>
          </table:table-cell>
          <table:table-cell table:style-name="ce94" table:formula="of:=FLOOR([.A110]*[.B21]/100-12*[.C21];1)" office:value-type="float" office:value="6" calcext:value-type="float">
            <text:p>6</text:p>
          </table:table-cell>
          <table:table-cell table:style-name="ce108" table:formula="of:=MROUND(8*([.A110]*[.B21]/100-(12*[.C21]+[.D21]));0.5)" office:value-type="float" office:value="0" calcext:value-type="float">
            <text:p>0</text:p>
          </table:table-cell>
          <table:table-cell table:style-name="ce80"/>
          <table:table-cell table:style-name="ce115" table:formula="of:=FLOOR([.K110];1)" office:value-type="float" office:value="1" calcext:value-type="float">
            <text:p>1</text:p>
          </table:table-cell>
          <table:table-cell table:style-name="ce119" table:formula="of:=FLOOR(8*([.K110]-[.G21]);1)" office:value-type="float" office:value="1" calcext:value-type="float">
            <text:p>1</text:p>
          </table:table-cell>
          <table:table-cell table:style-name="ce115" table:formula="of:=MROUND(64*([.K110]-([.G21]+[.H21]/8));0.5)" office:value-type="float" office:value="5" calcext:value-type="float">
            <text:p>5</text:p>
          </table:table-cell>
          <table:table-cell table:style-name="ce121"/>
          <table:table-cell table:style-name="ce115" office:value-type="string" calcext:value-type="string">
            <text:p>Max. Thickness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35" calcext:value-type="float">
            <text:p>35</text:p>
          </table:table-cell>
          <table:table-cell table:style-name="ce93" table:formula="of:=FLOOR(([.A111]/12)*([.B22]/100);1)" office:value-type="float" office:value="0" calcext:value-type="float">
            <text:p>0</text:p>
          </table:table-cell>
          <table:table-cell table:style-name="ce93" table:formula="of:=FLOOR([.A111]*[.B22]/100-12*[.C22];1)" office:value-type="float" office:value="7" calcext:value-type="float">
            <text:p>7</text:p>
          </table:table-cell>
          <table:table-cell table:style-name="ce107" table:formula="of:=MROUND(8*([.A111]*[.B22]/100-(12*[.C22]+[.D22]));0.5)" office:value-type="float" office:value="0" calcext:value-type="float">
            <text:p>0</text:p>
          </table:table-cell>
          <table:table-cell table:style-name="ce80"/>
          <table:table-cell table:style-name="ce112" table:formula="of:=FLOOR([.K111];1)" office:value-type="float" office:value="1" calcext:value-type="float">
            <text:p>1</text:p>
          </table:table-cell>
          <table:table-cell table:style-name="ce118" table:formula="of:=FLOOR(8*([.K111]-[.G22]);1)" office:value-type="float" office:value="1" calcext:value-type="float">
            <text:p>1</text:p>
          </table:table-cell>
          <table:table-cell table:style-name="ce112" table:formula="of:=MROUND(64*([.K111]-([.G22]+[.H22]/8));0.5)" office:value-type="float" office:value="4.5" calcext:value-type="float">
            <text:p>4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40" calcext:value-type="float">
            <text:p>40</text:p>
          </table:table-cell>
          <table:table-cell table:style-name="ce93" table:formula="of:=FLOOR(([.A112]/12)*([.B23]/100);1)" office:value-type="float" office:value="0" calcext:value-type="float">
            <text:p>0</text:p>
          </table:table-cell>
          <table:table-cell table:style-name="ce93" table:formula="of:=FLOOR([.A112]*[.B23]/100-12*[.C23];1)" office:value-type="float" office:value="8" calcext:value-type="float">
            <text:p>8</text:p>
          </table:table-cell>
          <table:table-cell table:style-name="ce107" table:formula="of:=MROUND(8*([.A112]*[.B23]/100-(12*[.C23]+[.D23]));0.5)" office:value-type="float" office:value="0" calcext:value-type="float">
            <text:p>0</text:p>
          </table:table-cell>
          <table:table-cell table:style-name="ce80"/>
          <table:table-cell table:style-name="ce112" table:formula="of:=FLOOR([.K112];1)" office:value-type="float" office:value="1" calcext:value-type="float">
            <text:p>1</text:p>
          </table:table-cell>
          <table:table-cell table:style-name="ce118" table:formula="of:=FLOOR(8*([.K112]-[.G23]);1)" office:value-type="float" office:value="1" calcext:value-type="float">
            <text:p>1</text:p>
          </table:table-cell>
          <table:table-cell table:style-name="ce112" table:formula="of:=MROUND(64*([.K112]-([.G23]+[.H23]/8));0.5)" office:value-type="float" office:value="2.5" calcext:value-type="float">
            <text:p>2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45" calcext:value-type="float">
            <text:p>45</text:p>
          </table:table-cell>
          <table:table-cell table:style-name="ce93" table:formula="of:=FLOOR(([.A113]/12)*([.B24]/100);1)" office:value-type="float" office:value="0" calcext:value-type="float">
            <text:p>0</text:p>
          </table:table-cell>
          <table:table-cell table:style-name="ce93" table:formula="of:=FLOOR([.A113]*[.B24]/100-12*[.C24];1)" office:value-type="float" office:value="9" calcext:value-type="float">
            <text:p>9</text:p>
          </table:table-cell>
          <table:table-cell table:style-name="ce107" table:formula="of:=MROUND(8*([.A113]*[.B24]/100-(12*[.C24]+[.D24]));0.5)" office:value-type="float" office:value="0" calcext:value-type="float">
            <text:p>0</text:p>
          </table:table-cell>
          <table:table-cell table:style-name="ce80"/>
          <table:table-cell table:style-name="ce112" table:formula="of:=FLOOR([.K113];1)" office:value-type="float" office:value="1" calcext:value-type="float">
            <text:p>1</text:p>
          </table:table-cell>
          <table:table-cell table:style-name="ce118" table:formula="of:=FLOOR(8*([.K113]-[.G24]);1)" office:value-type="float" office:value="1" calcext:value-type="float">
            <text:p>1</text:p>
          </table:table-cell>
          <table:table-cell table:style-name="ce112" table:formula="of:=MROUND(64*([.K113]-([.G24]+[.H24]/8));0.5)" office:value-type="float" office:value="0" calcext:value-type="float">
            <text:p>0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50" calcext:value-type="float">
            <text:p>50</text:p>
          </table:table-cell>
          <table:table-cell table:style-name="ce93" table:formula="of:=FLOOR(([.A114]/12)*([.B25]/100);1)" office:value-type="float" office:value="0" calcext:value-type="float">
            <text:p>0</text:p>
          </table:table-cell>
          <table:table-cell table:style-name="ce93" table:formula="of:=FLOOR([.A114]*[.B25]/100-12*[.C25];1)" office:value-type="float" office:value="10" calcext:value-type="float">
            <text:p>10</text:p>
          </table:table-cell>
          <table:table-cell table:style-name="ce107" table:formula="of:=MROUND(8*([.A114]*[.B25]/100-(12*[.C25]+[.D25]));0.5)" office:value-type="float" office:value="0" calcext:value-type="float">
            <text:p>0</text:p>
          </table:table-cell>
          <table:table-cell table:style-name="ce80"/>
          <table:table-cell table:style-name="ce112" table:formula="of:=FLOOR([.K114];1)" office:value-type="float" office:value="1" calcext:value-type="float">
            <text:p>1</text:p>
          </table:table-cell>
          <table:table-cell table:style-name="ce118" table:formula="of:=FLOOR(8*([.K114]-[.G25]);1)" office:value-type="float" office:value="0" calcext:value-type="float">
            <text:p>0</text:p>
          </table:table-cell>
          <table:table-cell table:style-name="ce112" table:formula="of:=MROUND(64*([.K114]-([.G25]+[.H25]/8));0.5)" office:value-type="float" office:value="4.5" calcext:value-type="float">
            <text:p>4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55" calcext:value-type="float">
            <text:p>55</text:p>
          </table:table-cell>
          <table:table-cell table:style-name="ce93" table:formula="of:=FLOOR(([.A115]/12)*([.B26]/100);1)" office:value-type="float" office:value="0" calcext:value-type="float">
            <text:p>0</text:p>
          </table:table-cell>
          <table:table-cell table:style-name="ce93" table:formula="of:=FLOOR([.A115]*[.B26]/100-12*[.C26];1)" office:value-type="float" office:value="11" calcext:value-type="float">
            <text:p>11</text:p>
          </table:table-cell>
          <table:table-cell table:style-name="ce107" table:formula="of:=MROUND(8*([.A115]*[.B26]/100-(12*[.C26]+[.D26]));0.5)" office:value-type="float" office:value="0" calcext:value-type="float">
            <text:p>0</text:p>
          </table:table-cell>
          <table:table-cell table:style-name="ce80"/>
          <table:table-cell table:style-name="ce112" table:formula="of:=FLOOR([.K115];1)" office:value-type="float" office:value="1" calcext:value-type="float">
            <text:p>1</text:p>
          </table:table-cell>
          <table:table-cell table:style-name="ce118" table:formula="of:=FLOOR(8*([.K115]-[.G26]);1)" office:value-type="float" office:value="0" calcext:value-type="float">
            <text:p>0</text:p>
          </table:table-cell>
          <table:table-cell table:style-name="ce112" table:formula="of:=MROUND(64*([.K115]-([.G26]+[.H26]/8));0.5)" office:value-type="float" office:value="0.5" calcext:value-type="float">
            <text:p>0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60" calcext:value-type="float">
            <text:p>60</text:p>
          </table:table-cell>
          <table:table-cell table:style-name="ce93" table:formula="of:=FLOOR(([.A116]/12)*([.B27]/100);1)" office:value-type="float" office:value="1" calcext:value-type="float">
            <text:p>1</text:p>
          </table:table-cell>
          <table:table-cell table:style-name="ce93" table:formula="of:=FLOOR([.A116]*[.B27]/100-12*[.C27];1)" office:value-type="float" office:value="0" calcext:value-type="float">
            <text:p>0</text:p>
          </table:table-cell>
          <table:table-cell table:style-name="ce107" table:formula="of:=MROUND(8*([.A116]*[.B27]/100-(12*[.C27]+[.D27]));0.5)" office:value-type="float" office:value="0" calcext:value-type="float">
            <text:p>0</text:p>
          </table:table-cell>
          <table:table-cell table:style-name="ce80"/>
          <table:table-cell table:style-name="ce112" table:formula="of:=FLOOR([.K116];1)" office:value-type="float" office:value="0" calcext:value-type="float">
            <text:p>0</text:p>
          </table:table-cell>
          <table:table-cell table:style-name="ce118" table:formula="of:=FLOOR(8*([.K116]-[.G27]);1)" office:value-type="float" office:value="7" calcext:value-type="float">
            <text:p>7</text:p>
          </table:table-cell>
          <table:table-cell table:style-name="ce112" table:formula="of:=MROUND(64*([.K116]-([.G27]+[.H27]/8));0.5)" office:value-type="float" office:value="4.5" calcext:value-type="float">
            <text:p>4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5"/>
          <table:table-cell table:style-name="ce86" office:value-type="float" office:value="65" calcext:value-type="float">
            <text:p>65</text:p>
          </table:table-cell>
          <table:table-cell table:style-name="ce93" table:formula="of:=FLOOR(([.A117]/12)*([.B28]/100);1)" office:value-type="float" office:value="1" calcext:value-type="float">
            <text:p>1</text:p>
          </table:table-cell>
          <table:table-cell table:style-name="ce93" table:formula="of:=FLOOR([.A117]*[.B28]/100-12*[.C28];1)" office:value-type="float" office:value="1" calcext:value-type="float">
            <text:p>1</text:p>
          </table:table-cell>
          <table:table-cell table:style-name="ce107" table:formula="of:=MROUND(8*([.A117]*[.B28]/100-(12*[.C28]+[.D28]));0.5)" office:value-type="float" office:value="0" calcext:value-type="float">
            <text:p>0</text:p>
          </table:table-cell>
          <table:table-cell table:style-name="ce80"/>
          <table:table-cell table:style-name="ce112" table:formula="of:=FLOOR([.K117];1)" office:value-type="float" office:value="0" calcext:value-type="float">
            <text:p>0</text:p>
          </table:table-cell>
          <table:table-cell table:style-name="ce118" table:formula="of:=FLOOR(8*([.K117]-[.G28]);1)" office:value-type="float" office:value="6" calcext:value-type="float">
            <text:p>6</text:p>
          </table:table-cell>
          <table:table-cell table:style-name="ce112" table:formula="of:=MROUND(64*([.K117]-([.G28]+[.H28]/8));0.5)" office:value-type="float" office:value="7.5" calcext:value-type="float">
            <text:p>7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7"/>
          <table:table-cell table:style-name="ce86" office:value-type="float" office:value="70" calcext:value-type="float">
            <text:p>70</text:p>
          </table:table-cell>
          <table:table-cell table:style-name="ce93" table:formula="of:=FLOOR(([.A118]/12)*([.B29]/100);1)" office:value-type="float" office:value="1" calcext:value-type="float">
            <text:p>1</text:p>
          </table:table-cell>
          <table:table-cell table:style-name="ce93" table:formula="of:=FLOOR([.A118]*[.B29]/100-12*[.C29];1)" office:value-type="float" office:value="2" calcext:value-type="float">
            <text:p>2</text:p>
          </table:table-cell>
          <table:table-cell table:style-name="ce107" table:formula="of:=MROUND(8*([.A118]*[.B29]/100-(12*[.C29]+[.D29]));0.5)" office:value-type="float" office:value="0" calcext:value-type="float">
            <text:p>0</text:p>
          </table:table-cell>
          <table:table-cell table:style-name="ce80"/>
          <table:table-cell table:style-name="ce112" table:formula="of:=FLOOR([.K118];1)" office:value-type="float" office:value="0" calcext:value-type="float">
            <text:p>0</text:p>
          </table:table-cell>
          <table:table-cell table:style-name="ce118" table:formula="of:=FLOOR(8*([.K118]-[.G29]);1)" office:value-type="float" office:value="6" calcext:value-type="float">
            <text:p>6</text:p>
          </table:table-cell>
          <table:table-cell table:style-name="ce112" table:formula="of:=MROUND(64*([.K118]-([.G29]+[.H29]/8));0.5)" office:value-type="float" office:value="2.5" calcext:value-type="float">
            <text:p>2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7"/>
          <table:table-cell table:style-name="ce86" office:value-type="float" office:value="75" calcext:value-type="float">
            <text:p>75</text:p>
          </table:table-cell>
          <table:table-cell table:style-name="ce93" table:formula="of:=FLOOR(([.A119]/12)*([.B30]/100);1)" office:value-type="float" office:value="1" calcext:value-type="float">
            <text:p>1</text:p>
          </table:table-cell>
          <table:table-cell table:style-name="ce93" table:formula="of:=FLOOR([.A119]*[.B30]/100-12*[.C30];1)" office:value-type="float" office:value="3" calcext:value-type="float">
            <text:p>3</text:p>
          </table:table-cell>
          <table:table-cell table:style-name="ce107" table:formula="of:=MROUND(8*([.A119]*[.B30]/100-(12*[.C30]+[.D30]));0.5)" office:value-type="float" office:value="0" calcext:value-type="float">
            <text:p>0</text:p>
          </table:table-cell>
          <table:table-cell table:style-name="ce80"/>
          <table:table-cell table:style-name="ce112" table:formula="of:=FLOOR([.K119];1)" office:value-type="float" office:value="0" calcext:value-type="float">
            <text:p>0</text:p>
          </table:table-cell>
          <table:table-cell table:style-name="ce118" table:formula="of:=FLOOR(8*([.K119]-[.G30]);1)" office:value-type="float" office:value="5" calcext:value-type="float">
            <text:p>5</text:p>
          </table:table-cell>
          <table:table-cell table:style-name="ce112" table:formula="of:=MROUND(64*([.K119]-([.G30]+[.H30]/8));0.5)" office:value-type="float" office:value="5" calcext:value-type="float">
            <text:p>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7"/>
          <table:table-cell table:style-name="ce86" office:value-type="float" office:value="80" calcext:value-type="float">
            <text:p>80</text:p>
          </table:table-cell>
          <table:table-cell table:style-name="ce93" table:formula="of:=FLOOR(([.A120]/12)*([.B31]/100);1)" office:value-type="float" office:value="1" calcext:value-type="float">
            <text:p>1</text:p>
          </table:table-cell>
          <table:table-cell table:style-name="ce93" table:formula="of:=FLOOR([.A120]*[.B31]/100-12*[.C31];1)" office:value-type="float" office:value="4" calcext:value-type="float">
            <text:p>4</text:p>
          </table:table-cell>
          <table:table-cell table:style-name="ce107" table:formula="of:=MROUND(8*([.A120]*[.B31]/100-(12*[.C31]+[.D31]));0.5)" office:value-type="float" office:value="0" calcext:value-type="float">
            <text:p>0</text:p>
          </table:table-cell>
          <table:table-cell table:style-name="ce80"/>
          <table:table-cell table:style-name="ce112" table:formula="of:=FLOOR([.K120];1)" office:value-type="float" office:value="0" calcext:value-type="float">
            <text:p>0</text:p>
          </table:table-cell>
          <table:table-cell table:style-name="ce118" table:formula="of:=FLOOR(8*([.K120]-[.G31]);1)" office:value-type="float" office:value="4" calcext:value-type="float">
            <text:p>4</text:p>
          </table:table-cell>
          <table:table-cell table:style-name="ce112" table:formula="of:=MROUND(64*([.K120]-([.G31]+[.H31]/8));0.5)" office:value-type="float" office:value="7.5" calcext:value-type="float">
            <text:p>7.5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8"/>
          <table:table-cell table:style-name="ce83" office:value-type="float" office:value="85" calcext:value-type="float">
            <text:p>85</text:p>
          </table:table-cell>
          <table:table-cell table:style-name="ce93" table:formula="of:=FLOOR(([.A121]/12)*([.B32]/100);1)" office:value-type="float" office:value="1" calcext:value-type="float">
            <text:p>1</text:p>
          </table:table-cell>
          <table:table-cell table:style-name="ce93" table:formula="of:=FLOOR([.A121]*[.B32]/100-12*[.C32];1)" office:value-type="float" office:value="5" calcext:value-type="float">
            <text:p>5</text:p>
          </table:table-cell>
          <table:table-cell table:style-name="ce107" table:formula="of:=MROUND(8*([.A121]*[.B32]/100-(12*[.C32]+[.D32]));0.5)" office:value-type="float" office:value="0" calcext:value-type="float">
            <text:p>0</text:p>
          </table:table-cell>
          <table:table-cell table:style-name="ce80"/>
          <table:table-cell table:style-name="ce112" table:formula="of:=FLOOR([.K121];1)" office:value-type="float" office:value="0" calcext:value-type="float">
            <text:p>0</text:p>
          </table:table-cell>
          <table:table-cell table:style-name="ce118" table:formula="of:=FLOOR(8*([.K121]-[.G32]);1)" office:value-type="float" office:value="4" calcext:value-type="float">
            <text:p>4</text:p>
          </table:table-cell>
          <table:table-cell table:style-name="ce112" table:formula="of:=MROUND(64*([.K121]-([.G32]+[.H32]/8));0.5)" office:value-type="float" office:value="2" calcext:value-type="float">
            <text:p>2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7"/>
          <table:table-cell table:style-name="ce83" office:value-type="float" office:value="90" calcext:value-type="float">
            <text:p>90</text:p>
          </table:table-cell>
          <table:table-cell table:style-name="ce93" table:formula="of:=FLOOR(([.A122]/12)*([.B33]/100);1)" office:value-type="float" office:value="1" calcext:value-type="float">
            <text:p>1</text:p>
          </table:table-cell>
          <table:table-cell table:style-name="ce93" table:formula="of:=FLOOR([.A122]*[.B33]/100-12*[.C33];1)" office:value-type="float" office:value="6" calcext:value-type="float">
            <text:p>6</text:p>
          </table:table-cell>
          <table:table-cell table:style-name="ce107" table:formula="of:=MROUND(8*([.A122]*[.B33]/100-(12*[.C33]+[.D33]));0.5)" office:value-type="float" office:value="0" calcext:value-type="float">
            <text:p>0</text:p>
          </table:table-cell>
          <table:table-cell table:style-name="ce80"/>
          <table:table-cell table:style-name="ce112" table:formula="of:=FLOOR([.K122];1)" office:value-type="float" office:value="0" calcext:value-type="float">
            <text:p>0</text:p>
          </table:table-cell>
          <table:table-cell table:style-name="ce118" table:formula="of:=FLOOR(8*([.K122]-[.G33]);1)" office:value-type="float" office:value="3" calcext:value-type="float">
            <text:p>3</text:p>
          </table:table-cell>
          <table:table-cell table:style-name="ce112" table:formula="of:=MROUND(64*([.K122]-([.G33]+[.H33]/8));0.5)" office:value-type="float" office:value="4" calcext:value-type="float">
            <text:p>4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7"/>
          <table:table-cell table:style-name="ce83" office:value-type="float" office:value="95" calcext:value-type="float">
            <text:p>95</text:p>
          </table:table-cell>
          <table:table-cell table:style-name="ce93" table:formula="of:=FLOOR(([.A123]/12)*([.B34]/100);1)" office:value-type="float" office:value="1" calcext:value-type="float">
            <text:p>1</text:p>
          </table:table-cell>
          <table:table-cell table:style-name="ce93" table:formula="of:=FLOOR([.A123]*[.B34]/100-12*[.C34];1)" office:value-type="float" office:value="7" calcext:value-type="float">
            <text:p>7</text:p>
          </table:table-cell>
          <table:table-cell table:style-name="ce107" table:formula="of:=MROUND(8*([.A123]*[.B34]/100-(12*[.C34]+[.D34]));0.5)" office:value-type="float" office:value="0" calcext:value-type="float">
            <text:p>0</text:p>
          </table:table-cell>
          <table:table-cell table:style-name="ce80"/>
          <table:table-cell table:style-name="ce112" table:formula="of:=FLOOR([.K123];1)" office:value-type="float" office:value="0" calcext:value-type="float">
            <text:p>0</text:p>
          </table:table-cell>
          <table:table-cell table:style-name="ce118" table:formula="of:=FLOOR(8*([.K123]-[.G34]);1)" office:value-type="float" office:value="2" calcext:value-type="float">
            <text:p>2</text:p>
          </table:table-cell>
          <table:table-cell table:style-name="ce112" table:formula="of:=MROUND(64*([.K123]-([.G34]+[.H34]/8));0.5)" office:value-type="float" office:value="6" calcext:value-type="float">
            <text:p>6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7"/>
          <table:table-cell table:style-name="ce83" office:value-type="float" office:value="100" calcext:value-type="float">
            <text:p>100</text:p>
          </table:table-cell>
          <table:table-cell table:style-name="ce93" table:formula="of:=FLOOR(([.A124]/12)*([.B35]/100);1)" office:value-type="float" office:value="1" calcext:value-type="float">
            <text:p>1</text:p>
          </table:table-cell>
          <table:table-cell table:style-name="ce93" table:formula="of:=FLOOR([.A124]*[.B35]/100-12*[.C35];1)" office:value-type="float" office:value="8" calcext:value-type="float">
            <text:p>8</text:p>
          </table:table-cell>
          <table:table-cell table:style-name="ce107" table:formula="of:=MROUND(8*([.A124]*[.B35]/100-(12*[.C35]+[.D35]));0.5)" office:value-type="float" office:value="0" calcext:value-type="float">
            <text:p>0</text:p>
          </table:table-cell>
          <table:table-cell table:style-name="ce80"/>
          <table:table-cell table:style-name="ce112" table:formula="of:=FLOOR([.K124];1)" office:value-type="float" office:value="0" calcext:value-type="float">
            <text:p>0</text:p>
          </table:table-cell>
          <table:table-cell table:style-name="ce118" table:formula="of:=FLOOR(8*([.K124]-[.G35]);1)" office:value-type="float" office:value="2" calcext:value-type="float">
            <text:p>2</text:p>
          </table:table-cell>
          <table:table-cell table:style-name="ce112" table:formula="of:=MROUND(64*([.K124]-([.G35]+[.H35]/8));0.5)" office:value-type="float" office:value="0" calcext:value-type="float">
            <text:p>0</text:p>
          </table:table-cell>
          <table:table-cell table:style-name="ce121" table:number-columns-repeated="2"/>
          <table:table-cell table:style-name="ce126"/>
          <table:table-cell table:number-columns-repeated="1012"/>
        </table:table-row>
        <table:table-row table:style-name="ro2">
          <table:table-cell table:style-name="ce69"/>
          <table:table-cell table:style-name="ce87" table:number-columns-repeated="10"/>
          <table:table-cell table:style-name="ce128"/>
          <table:table-cell table:number-columns-repeated="1012"/>
        </table:table-row>
        <table:table-row table:style-name="ro2">
          <table:table-cell table:style-name="ce9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3">
          <table:table-cell table:style-name="ce10"/>
          <table:table-cell table:style-name="ce11" table:number-columns-repeated="20"/>
          <table:table-cell table:number-columns-repeated="1003"/>
        </table:table-row>
        <table:table-row table:style-name="ro2" table:number-rows-repeated="29">
          <table:table-cell table:style-name="ce11" table:number-columns-repeated="3"/>
          <table:table-cell table:style-name="ce38"/>
          <table:table-cell table:style-name="ce11" table:number-columns-repeated="17"/>
          <table:table-cell table:number-columns-repeated="1003"/>
        </table:table-row>
        <table:table-row table:style-name="ro2" table:number-rows-repeated="30">
          <table:table-cell table:style-name="ce11"/>
          <table:table-cell table:style-name="ce25"/>
          <table:table-cell table:style-name="ce11"/>
          <table:table-cell table:style-name="ce38"/>
          <table:table-cell table:style-name="ce11" table:number-columns-repeated="17"/>
          <table:table-cell table:number-columns-repeated="1003"/>
        </table:table-row>
        <table:table-row table:style-name="ro2">
          <table:table-cell table:style-name="ce12" office:value-type="string" calcext:value-type="string">
            <text:p>c</text:p>
          </table:table-cell>
          <table:table-cell table:style-name="ce26"/>
          <table:table-cell table:style-name="ce26" office:value-type="string" calcext:value-type="string">
            <text:p>Trailing edge</text:p>
          </table:table-cell>
          <table:table-cell table:style-name="ce26"/>
          <table:table-cell table:style-name="ce46" office:value-type="string" calcext:value-type="string">
            <text:p>x</text:p>
          </table:table-cell>
          <table:table-cell table:style-name="ce26"/>
          <table:table-cell table:style-name="ce12" office:value-type="string" calcext:value-type="string">
            <text:p>t</text:p>
          </table:table-cell>
          <table:table-cell table:style-name="ce26"/>
          <table:table-cell table:style-name="ce12" office:value-type="string" calcext:value-type="string">
            <text:p>y</text:p>
          </table:table-cell>
          <table:table-cell table:style-name="ce26"/>
          <table:table-cell table:style-name="ce12" office:value-type="string" calcext:value-type="string">
            <text:p>Rounded y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12]+[.D12]+[.E12]/8" office:value-type="float" office:value="0.1875" calcext:value-type="float">
            <text:p>0.1875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1]*[.A101]*(0.2969*SQRT([.E101]/[.A101])+(-0.126)*[.E101]/[.A101]+(-0.3516)*POWER([.E101]/[.A101];2)+0.2843*POWER([.E101]/[.A101];3)+[.C101]*POWER([.E101]/[.A101];4))" office:value-type="float" office:value="0.330423601921254" calcext:value-type="float">
            <text:p>0.33042</text:p>
          </table:table-cell>
          <table:table-cell table:style-name="ce14"/>
          <table:table-cell table:style-name="ce64" table:formula="of:=MROUND([.I101];0.0078125)" office:value-type="float" office:value="0.328125" calcext:value-type="float">
            <text:p>0.328125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13]+[.D13]+[.E13]/8" office:value-type="float" office:value="0.375" calcext:value-type="float">
            <text:p>0.375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2]*[.A102]*(0.2969*SQRT([.E102]/[.A102])+(-0.126)*[.E102]/[.A102]+(-0.3516)*POWER([.E102]/[.A102];2)+0.2843*POWER([.E102]/[.A102];3)+[.C102]*POWER([.E102]/[.A102];4))" office:value-type="float" office:value="0.45804553528858" calcext:value-type="float">
            <text:p>0.45805</text:p>
          </table:table-cell>
          <table:table-cell table:style-name="ce14"/>
          <table:table-cell table:style-name="ce64" table:formula="of:=MROUND([.I102];0.0078125)" office:value-type="float" office:value="0.4609375" calcext:value-type="float">
            <text:p>0.460937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14]+[.D14]+[.E14]/8" office:value-type="float" office:value="0.625" calcext:value-type="float">
            <text:p>0.625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3]*[.A103]*(0.2969*SQRT([.E103]/[.A103])+(-0.126)*[.E103]/[.A103]+(-0.3516)*POWER([.E103]/[.A103];2)+0.2843*POWER([.E103]/[.A103];3)+[.C103]*POWER([.E103]/[.A103];4))" office:value-type="float" office:value="0.578552864084966" calcext:value-type="float">
            <text:p>0.57855</text:p>
          </table:table-cell>
          <table:table-cell table:style-name="ce14"/>
          <table:table-cell table:style-name="ce64" table:formula="of:=MROUND([.I103];0.0078125)" office:value-type="float" office:value="0.578125" calcext:value-type="float">
            <text:p>0.578125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15]+[.D15]+[.E15]/8" office:value-type="float" office:value="0.8125" calcext:value-type="float">
            <text:p>0.8125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4]*[.A104]*(0.2969*SQRT([.E104]/[.A104])+(-0.126)*[.E104]/[.A104]+(-0.3516)*POWER([.E104]/[.A104];2)+0.2843*POWER([.E104]/[.A104];3)+[.C104]*POWER([.E104]/[.A104];4))" office:value-type="float" office:value="0.649943002205611" calcext:value-type="float">
            <text:p>0.64994</text:p>
          </table:table-cell>
          <table:table-cell table:style-name="ce14"/>
          <table:table-cell table:style-name="ce64" table:formula="of:=MROUND([.I104];0.0078125)" office:value-type="float" office:value="0.6484375" calcext:value-type="float">
            <text:p>0.648437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16]+[.D16]+[.E16]/8" office:value-type="float" office:value="1" calcext:value-type="float">
            <text:p>1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5]*[.A105]*(0.2969*SQRT([.E105]/[.A105])+(-0.126)*[.E105]/[.A105]+(-0.3516)*POWER([.E105]/[.A105];2)+0.2843*POWER([.E105]/[.A105];3)+[.C105]*POWER([.E105]/[.A105];4))" office:value-type="float" office:value="0.710938541536125" calcext:value-type="float">
            <text:p>0.71094</text:p>
          </table:table-cell>
          <table:table-cell table:style-name="ce14"/>
          <table:table-cell table:style-name="ce64" table:formula="of:=MROUND([.I105];0.0078125)" office:value-type="float" office:value="0.7109375" calcext:value-type="float">
            <text:p>0.710937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17]+[.D17]+[.E17]/8" office:value-type="float" office:value="2" calcext:value-type="float">
            <text:p>2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6]*[.A106]*(0.2969*SQRT([.E106]/[.A106])+(-0.126)*[.E106]/[.A106]+(-0.3516)*POWER([.E106]/[.A106];2)+0.2843*POWER([.E106]/[.A106];3)+[.C106]*POWER([.E106]/[.A106];4))" office:value-type="float" office:value="0.93657656496479" calcext:value-type="float">
            <text:p>0.93658</text:p>
          </table:table-cell>
          <table:table-cell table:style-name="ce14"/>
          <table:table-cell table:style-name="ce64" table:formula="of:=MROUND([.I106];0.0078125)" office:value-type="float" office:value="0.9375" calcext:value-type="float">
            <text:p>0.937500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18]+[.D18]+[.E18]/8" office:value-type="float" office:value="3" calcext:value-type="float">
            <text:p>3.00000</text:p>
          </table:table-cell>
          <table:table-cell table:style-name="ce14"/>
          <table:table-cell table:style-name="ce54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7]*[.A107]*(0.2969*SQRT([.E107]/[.A107])+(-0.126)*[.E107]/[.A107]+(-0.3516)*POWER([.E107]/[.A107];2)+0.2843*POWER([.E107]/[.A107];3)+[.C107]*POWER([.E107]/[.A107];4))" office:value-type="float" office:value="1.06914585009928" calcext:value-type="float">
            <text:p>1.06915</text:p>
          </table:table-cell>
          <table:table-cell table:style-name="ce14"/>
          <table:table-cell table:style-name="ce64" table:formula="of:=MROUND([.I107];0.0078125)" office:value-type="float" office:value="1.0703125" calcext:value-type="float">
            <text:p>1.070312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19]+[.D19]+[.E19]/8" office:value-type="float" office:value="4" calcext:value-type="float">
            <text:p>4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8]*[.A108]*(0.2969*SQRT([.E108]/[.A108])+(-0.126)*[.E108]/[.A108]+(-0.3516)*POWER([.E108]/[.A108];2)+0.2843*POWER([.E108]/[.A108];3)+[.C108]*POWER([.E108]/[.A108];4))" office:value-type="float" office:value="1.14786828124725" calcext:value-type="float">
            <text:p>1.14787</text:p>
          </table:table-cell>
          <table:table-cell table:style-name="ce14"/>
          <table:table-cell table:style-name="ce64" table:formula="of:=MROUND([.I108];0.0078125)" office:value-type="float" office:value="1.1484375" calcext:value-type="float">
            <text:p>1.148437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0]+[.D20]+[.E20]/8" office:value-type="float" office:value="5" calcext:value-type="float">
            <text:p>5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09]*[.A109]*(0.2969*SQRT([.E109]/[.A109])+(-0.126)*[.E109]/[.A109]+(-0.3516)*POWER([.E109]/[.A109];2)+0.2843*POWER([.E109]/[.A109];3)+[.C109]*POWER([.E109]/[.A109];4))" office:value-type="float" office:value="1.1891265703125" calcext:value-type="float">
            <text:p>1.18913</text:p>
          </table:table-cell>
          <table:table-cell table:style-name="ce14"/>
          <table:table-cell table:style-name="ce64" table:formula="of:=MROUND([.I109];0.0078125)" office:value-type="float" office:value="1.1875" calcext:value-type="float">
            <text:p>1.187500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1]+[.D21]+[.E21]/8" office:value-type="float" office:value="6" calcext:value-type="float">
            <text:p>6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0]*[.A110]*(0.2969*SQRT([.E110]/[.A110])+(-0.126)*[.E110]/[.A110]+(-0.3516)*POWER([.E110]/[.A110];2)+0.2843*POWER([.E110]/[.A110];3)+[.C110]*POWER([.E110]/[.A110];4))" office:value-type="float" office:value="1.20216622407941" calcext:value-type="float">
            <text:p>1.20217</text:p>
          </table:table-cell>
          <table:table-cell table:style-name="ce14"/>
          <table:table-cell table:style-name="ce64" table:formula="of:=MROUND([.I110];0.0078125)" office:value-type="float" office:value="1.203125" calcext:value-type="float">
            <text:p>1.203125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2]+[.D22]+[.E22]/8" office:value-type="float" office:value="7" calcext:value-type="float">
            <text:p>7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1]*[.A111]*(0.2969*SQRT([.E111]/[.A111])+(-0.126)*[.E111]/[.A111]+(-0.3516)*POWER([.E111]/[.A111];2)+0.2843*POWER([.E111]/[.A111];3)+[.C111]*POWER([.E111]/[.A111];4))" office:value-type="float" office:value="1.19309707763523" calcext:value-type="float">
            <text:p>1.19310</text:p>
          </table:table-cell>
          <table:table-cell table:style-name="ce14"/>
          <table:table-cell table:style-name="ce64" table:formula="of:=MROUND([.I111];0.0078125)" office:value-type="float" office:value="1.1953125" calcext:value-type="float">
            <text:p>1.195312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3]+[.D23]+[.E23]/8" office:value-type="float" office:value="8" calcext:value-type="float">
            <text:p>8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2]*[.A112]*(0.2969*SQRT([.E112]/[.A112])+(-0.126)*[.E112]/[.A112]+(-0.3516)*POWER([.E112]/[.A112];2)+0.2843*POWER([.E112]/[.A112];3)+[.C112]*POWER([.E112]/[.A112];4))" office:value-type="float" office:value="1.16635710072958" calcext:value-type="float">
            <text:p>1.16636</text:p>
          </table:table-cell>
          <table:table-cell table:style-name="ce14"/>
          <table:table-cell table:style-name="ce64" table:formula="of:=MROUND([.I112];0.0078125)" office:value-type="float" office:value="1.1640625" calcext:value-type="float">
            <text:p>1.164062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4]+[.D24]+[.E24]/8" office:value-type="float" office:value="9" calcext:value-type="float">
            <text:p>9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3]*[.A113]*(0.2969*SQRT([.E113]/[.A113])+(-0.126)*[.E113]/[.A113]+(-0.3516)*POWER([.E113]/[.A113];2)+0.2843*POWER([.E113]/[.A113];3)+[.C113]*POWER([.E113]/[.A113];4))" office:value-type="float" office:value="1.12536562158338" calcext:value-type="float">
            <text:p>1.12537</text:p>
          </table:table-cell>
          <table:table-cell table:style-name="ce14"/>
          <table:table-cell table:style-name="ce64" table:formula="of:=MROUND([.I113];0.0078125)" office:value-type="float" office:value="1.125" calcext:value-type="float">
            <text:p>1.125000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5]+[.D25]+[.E25]/8" office:value-type="float" office:value="10" calcext:value-type="float">
            <text:p>10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4]*[.A114]*(0.2969*SQRT([.E114]/[.A114])+(-0.126)*[.E114]/[.A114]+(-0.3516)*POWER([.E114]/[.A114];2)+0.2843*POWER([.E114]/[.A114];3)+[.C114]*POWER([.E114]/[.A114];4))" office:value-type="float" office:value="1.07285516501143" calcext:value-type="float">
            <text:p>1.07286</text:p>
          </table:table-cell>
          <table:table-cell table:style-name="ce14"/>
          <table:table-cell table:style-name="ce64" table:formula="of:=MROUND([.I114];0.0078125)" office:value-type="float" office:value="1.0703125" calcext:value-type="float">
            <text:p>1.070312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6]+[.D26]+[.E26]/8" office:value-type="float" office:value="11" calcext:value-type="float">
            <text:p>11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5]*[.A115]*(0.2969*SQRT([.E115]/[.A115])+(-0.126)*[.E115]/[.A115]+(-0.3516)*POWER([.E115]/[.A115];2)+0.2843*POWER([.E115]/[.A115];3)+[.C115]*POWER([.E115]/[.A115];4))" office:value-type="float" office:value="1.01105632249494" calcext:value-type="float">
            <text:p>1.01106</text:p>
          </table:table-cell>
          <table:table-cell table:style-name="ce14"/>
          <table:table-cell table:style-name="ce64" table:formula="of:=MROUND([.I115];0.0078125)" office:value-type="float" office:value="1.0078125" calcext:value-type="float">
            <text:p>1.007812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32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7]+[.D27]+[.E27]/8" office:value-type="float" office:value="12" calcext:value-type="float">
            <text:p>12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6]*[.A116]*(0.2969*SQRT([.E116]/[.A116])+(-0.126)*[.E116]/[.A116]+(-0.3516)*POWER([.E116]/[.A116];2)+0.2843*POWER([.E116]/[.A116];3)+[.C116]*POWER([.E116]/[.A116];4))" office:value-type="float" office:value="0.941808152373557" calcext:value-type="float">
            <text:p>0.94181</text:p>
          </table:table-cell>
          <table:table-cell table:style-name="ce14"/>
          <table:table-cell table:style-name="ce64" table:formula="of:=MROUND([.I116];0.0078125)" office:value-type="float" office:value="0.9453125" calcext:value-type="float">
            <text:p>0.945312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8]+[.D28]+[.E28]/8" office:value-type="float" office:value="13" calcext:value-type="float">
            <text:p>13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7]*[.A117]*(0.2969*SQRT([.E117]/[.A117])+(-0.126)*[.E117]/[.A117]+(-0.3516)*POWER([.E117]/[.A117];2)+0.2843*POWER([.E117]/[.A117];3)+[.C117]*POWER([.E117]/[.A117];4))" office:value-type="float" office:value="0.866627790076307" calcext:value-type="float">
            <text:p>0.86663</text:p>
          </table:table-cell>
          <table:table-cell table:style-name="ce14"/>
          <table:table-cell table:style-name="ce64" table:formula="of:=MROUND([.I117];0.0078125)" office:value-type="float" office:value="0.8671875" calcext:value-type="float">
            <text:p>0.867187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29]+[.D29]+[.E29]/8" office:value-type="float" office:value="14" calcext:value-type="float">
            <text:p>14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8]*[.A118]*(0.2969*SQRT([.E118]/[.A118])+(-0.126)*[.E118]/[.A118]+(-0.3516)*POWER([.E118]/[.A118];2)+0.2843*POWER([.E118]/[.A118];3)+[.C118]*POWER([.E118]/[.A118];4))" office:value-type="float" office:value="0.786756302735604" calcext:value-type="float">
            <text:p>0.78676</text:p>
          </table:table-cell>
          <table:table-cell table:style-name="ce14"/>
          <table:table-cell table:style-name="ce64" table:formula="of:=MROUND([.I118];0.0078125)" office:value-type="float" office:value="0.7890625" calcext:value-type="float">
            <text:p>0.789062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30]+[.D30]+[.E30]/8" office:value-type="float" office:value="15" calcext:value-type="float">
            <text:p>15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19]*[.A119]*(0.2969*SQRT([.E119]/[.A119])+(-0.126)*[.E119]/[.A119]+(-0.3516)*POWER([.E119]/[.A119];2)+0.2843*POWER([.E119]/[.A119];3)+[.C119]*POWER([.E119]/[.A119];4))" office:value-type="float" office:value="0.703190003915698" calcext:value-type="float">
            <text:p>0.70319</text:p>
          </table:table-cell>
          <table:table-cell table:style-name="ce14"/>
          <table:table-cell table:style-name="ce64" table:formula="of:=MROUND([.I119];0.0078125)" office:value-type="float" office:value="0.703125" calcext:value-type="float">
            <text:p>0.703125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31]+[.D31]+[.E31]/8" office:value-type="float" office:value="16" calcext:value-type="float">
            <text:p>16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20]*[.A120]*(0.2969*SQRT([.E120]/[.A120])+(-0.126)*[.E120]/[.A120]+(-0.3516)*POWER([.E120]/[.A120];2)+0.2843*POWER([.E120]/[.A120];3)+[.C120]*POWER([.E120]/[.A120];4))" office:value-type="float" office:value="0.6167024952945" calcext:value-type="float">
            <text:p>0.61670</text:p>
          </table:table-cell>
          <table:table-cell table:style-name="ce14"/>
          <table:table-cell table:style-name="ce64" table:formula="of:=MROUND([.I120];0.0078125)" office:value-type="float" office:value="0.6171875" calcext:value-type="float">
            <text:p>0.6171875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32]+[.D32]+[.E32]/8" office:value-type="float" office:value="17" calcext:value-type="float">
            <text:p>17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21]*[.A121]*(0.2969*SQRT([.E121]/[.A121])+(-0.126)*[.E121]/[.A121]+(-0.3516)*POWER([.E121]/[.A121];2)+0.2843*POWER([.E121]/[.A121];3)+[.C121]*POWER([.E121]/[.A121];4))" office:value-type="float" office:value="0.52786058575681" calcext:value-type="float">
            <text:p>0.52786</text:p>
          </table:table-cell>
          <table:table-cell table:style-name="ce14"/>
          <table:table-cell table:style-name="ce64" table:formula="of:=MROUND([.I121];0.0078125)" office:value-type="float" office:value="0.53125" calcext:value-type="float">
            <text:p>0.531250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33]+[.D33]+[.E33]/8" office:value-type="float" office:value="18" calcext:value-type="float">
            <text:p>18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22]*[.A122]*(0.2969*SQRT([.E122]/[.A122])+(-0.126)*[.E122]/[.A122]+(-0.3516)*POWER([.E122]/[.A122];2)+0.2843*POWER([.E122]/[.A122];3)+[.C122]*POWER([.E122]/[.A122];4))" office:value-type="float" office:value="0.43703604649437" calcext:value-type="float">
            <text:p>0.43704</text:p>
          </table:table-cell>
          <table:table-cell table:style-name="ce14"/>
          <table:table-cell table:style-name="ce64" table:formula="of:=MROUND([.I122];0.0078125)" office:value-type="float" office:value="0.4375" calcext:value-type="float">
            <text:p>0.437500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34]+[.D34]+[.E34]/8" office:value-type="float" office:value="19" calcext:value-type="float">
            <text:p>19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23]*[.A123]*(0.2969*SQRT([.E123]/[.A123])+(-0.126)*[.E123]/[.A123]+(-0.3516)*POWER([.E123]/[.A123];2)+0.2843*POWER([.E123]/[.A123];3)+[.C123]*POWER([.E123]/[.A123];4))" office:value-type="float" office:value="0.344414460681037" calcext:value-type="float">
            <text:p>0.34441</text:p>
          </table:table-cell>
          <table:table-cell table:style-name="ce14"/>
          <table:table-cell table:style-name="ce64" table:formula="of:=MROUND([.I123];0.0078125)" office:value-type="float" office:value="0.34375" calcext:value-type="float">
            <text:p>0.343750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3" table:formula="of:=[.B6]+[.C6]/8" office:value-type="float" office:value="20" calcext:value-type="float">
            <text:p>20.00000</text:p>
          </table:table-cell>
          <table:table-cell table:style-name="ce14"/>
          <table:table-cell table:style-name="ce16" table:formula="of:=[.A145]" office:value-type="float" office:value="-0.0827665" calcext:value-type="float">
            <text:p>-0.08277</text:p>
          </table:table-cell>
          <table:table-cell table:style-name="ce14"/>
          <table:table-cell table:style-name="ce13" table:formula="of:=12*[.C35]+[.D35]+[.E35]/8" office:value-type="float" office:value="20" calcext:value-type="float">
            <text:p>20.00000</text:p>
          </table:table-cell>
          <table:table-cell table:style-name="ce14"/>
          <table:table-cell table:style-name="ce13" table:formula="of:=[.E5]/100" office:value-type="float" office:value="0.12" calcext:value-type="float">
            <text:p>0.12000</text:p>
          </table:table-cell>
          <table:table-cell table:style-name="ce14"/>
          <table:table-cell table:style-name="ce13" table:formula="of:=5*[.G124]*[.A124]*(0.2969*SQRT([.E124]/[.A124])+(-0.126)*[.E124]/[.A124]+(-0.3516)*POWER([.E124]/[.A124];2)+0.2843*POWER([.E124]/[.A124];3)+[.C124]*POWER([.E124]/[.A124];4))" office:value-type="float" office:value="0.250002" calcext:value-type="float">
            <text:p>0.25000</text:p>
          </table:table-cell>
          <table:table-cell table:style-name="ce14"/>
          <table:table-cell table:style-name="ce64" table:formula="of:=MROUND([.I124];0.0078125)" office:value-type="float" office:value="0.25" calcext:value-type="float">
            <text:p>0.2500000</text:p>
          </table:table-cell>
          <table:table-cell table:style-name="ce14" table:number-columns-repeated="3"/>
          <table:table-cell table:style-name="ce11" table:number-columns-repeated="7"/>
          <table:table-cell table:number-columns-repeated="1003"/>
        </table:table-row>
        <table:table-row table:style-name="ro2" table:number-rows-repeated="19">
          <table:table-cell table:style-name="ce14" table:number-columns-repeated="3"/>
          <table:table-cell table:style-name="ce39"/>
          <table:table-cell table:style-name="ce14" table:number-columns-repeated="10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5" office:value-type="string" calcext:value-type="string">
            <text:p>Trail. Edge</text:p>
          </table:table-cell>
          <table:table-cell table:style-name="ce14" table:number-columns-repeated="2"/>
          <table:table-cell table:style-name="ce39"/>
          <table:table-cell table:style-name="ce14" table:number-columns-repeated="10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6" table:formula="of:=[.H5]/100000-0.1036" office:value-type="float" office:value="-0.0827665" calcext:value-type="float">
            <text:p>-0.08277</text:p>
          </table:table-cell>
          <table:table-cell table:style-name="ce14" table:number-columns-repeated="2"/>
          <table:table-cell table:style-name="ce39"/>
          <table:table-cell table:style-name="ce14" table:number-columns-repeated="10"/>
          <table:table-cell table:style-name="ce11" table:number-columns-repeated="7"/>
          <table:table-cell table:number-columns-repeated="1003"/>
        </table:table-row>
        <table:table-row table:style-name="ro2" table:number-rows-repeated="3">
          <table:table-cell table:style-name="ce14" table:number-columns-repeated="3"/>
          <table:table-cell table:style-name="ce39"/>
          <table:table-cell table:style-name="ce14" table:number-columns-repeated="10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7" office:value-type="string" calcext:value-type="string">
            <text:p>Zero</text:p>
          </table:table-cell>
          <table:table-cell table:style-name="ce16" office:value-type="float" office:value="-0.1036" calcext:value-type="float">
            <text:p>-0.10360</text:p>
          </table:table-cell>
          <table:table-cell table:style-name="ce14"/>
          <table:table-cell table:style-name="ce39"/>
          <table:table-cell table:style-name="ce14" table:number-columns-repeated="10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7" office:value-type="string" calcext:value-type="string">
            <text:p>Normal</text:p>
          </table:table-cell>
          <table:table-cell table:style-name="ce13" office:value-type="float" office:value="-0.1015" calcext:value-type="float">
            <text:p>-0.10150</text:p>
          </table:table-cell>
          <table:table-cell table:style-name="ce14"/>
          <table:table-cell table:style-name="ce39"/>
          <table:table-cell table:style-name="ce14" table:number-columns-repeated="10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14" table:number-columns-repeated="3"/>
          <table:table-cell table:style-name="ce39"/>
          <table:table-cell table:style-name="ce14" table:number-columns-repeated="10"/>
          <table:table-cell table:style-name="ce11" table:number-columns-repeated="7"/>
          <table:table-cell table:number-columns-repeated="1003"/>
        </table:table-row>
        <table:table-row table:style-name="ro2" table:number-rows-repeated="7">
          <table:table-cell table:style-name="ce11"/>
          <table:table-cell table:style-name="ce27"/>
          <table:table-cell table:style-name="ce11"/>
          <table:table-cell table:style-name="ce38"/>
          <table:table-cell table:style-name="ce11" table:number-columns-repeated="17"/>
          <table:table-cell table:number-columns-repeated="1003"/>
        </table:table-row>
        <table:table-row table:style-name="ro2" table:number-rows-repeated="653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imbus Roman No9 L" svg:font-family="'Nimbus Roman No9 L', 'Times New Roman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font-size="10pt" fo:language="en" fo:country="US" style:font-name-asian="DejaVu Sans" style:font-size-asian="10pt" style:language-asian="zxx" style:country-asian="none" style:font-name-complex="Lucida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34">
      <number:number number:decimal-places="5" number:min-decimal-places="5" number:min-integer-digits="1"/>
      <number:text>%</number:text>
    </number:percentage-style>
    <number:percentage-style style:name="N133">
      <number:number number:decimal-places="4" number:min-decimal-places="4" number:min-integer-digits="1"/>
      <number:text>%</number:text>
    </number:percentage-style>
    <number:percentage-style style:name="N132">
      <number:number number:decimal-places="3" number:min-decimal-places="3" number:min-integer-digits="1"/>
      <number:text>%</number:text>
    </number:percentage-style>
    <number:number-style style:name="N131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thaniel Stimson</meta:initial-creator>
    <meta:creation-date>2009-02-02T21:09:46</meta:creation-date>
    <dc:date>2023-05-08T15:41:42.376755849</dc:date>
    <meta:editing-duration>P3DT14H22M36S</meta:editing-duration>
    <meta:editing-cycles>48</meta:editing-cycles>
    <meta:generator>LibreOffice/7.3.7.2$Linux_X86_64 LibreOffice_project/30$Build-2</meta:generator>
    <meta:print-date>2016-05-12T19:28:15</meta:print-date>
    <meta:document-statistic meta:table-count="1" meta:cell-count="349" meta:object-count="0"/>
    <meta:user-defined meta:name="Info 1"/>
    <meta:user-defined meta:name="Info 2"/>
    <meta:user-defined meta:name="Info 3"/>
    <meta:user-defined meta:name="Info 4"/>
  </office:meta>
</office:document-meta>
</file>